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KRBJHT+MyriadPro-Bold" svg:font-family="KRBJHT+MyriadPro-Bold"/>
    <style:font-face style:name="JECETV+MyriadPro-It" svg:font-family="JECETV+MyriadPro-It" style:font-family-generic="swiss"/>
    <style:font-face style:name="MyriadPro-Regular" svg:font-family="MyriadPro-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MyriadPro-Regular" fo:font-size="10pt" style:font-name-asian="MyriadPro-Regular" style:font-size-asian="10pt" style:font-name-complex="MyriadPro-Regular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MyriadPro-Regular" fo:font-size="10pt" fo:font-weight="bold" style:font-name-asian="MyriadPro-Regular" style:font-size-asian="10pt" style:font-weight-asian="bold" style:font-name-complex="MyriadPro-Regular" style:font-size-complex="10pt" style:font-weight-complex="bold"/>
    </style:style>
    <style:style style:name="P3" style:family="paragraph" style:parent-style-name="Standard">
      <style:paragraph-properties style:text-autospace="none"/>
      <style:text-properties fo:color="#000000" style:font-name="MyriadPro-Regular" fo:font-size="10pt" fo:font-weight="bold" style:font-name-asian="MyriadPro-Regular" style:font-size-asian="10pt" style:font-weight-asian="bold" style:font-name-complex="MyriadPro-Regular" style:font-size-complex="10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0" style:font-name="MyriadPro-Regular" fo:font-size="10pt" fo:font-weight="normal" style:font-name-asian="MyriadPro-Regular" style:font-size-asian="10pt" style:font-weight-asian="normal" style:font-name-complex="MyriadPro-Regular" style:font-size-complex="10pt" style:font-weight-complex="normal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00" style:font-name="MyriadPro-Regular" fo:font-size="9pt" style:font-name-asian="MyriadPro-Regular" style:font-size-asian="9pt" style:font-name-complex="MyriadPro-Regular" style:font-size-complex="9pt"/>
    </style:style>
    <style:style style:name="P6" style:family="paragraph" style:parent-style-name="Standard" style:list-style-name="">
      <style:paragraph-properties style:text-autospace="none"/>
      <style:text-properties fo:color="#000000" style:font-name="MyriadPro-Regular" fo:font-size="9pt" style:font-name-asian="MyriadPro-Regular" style:font-size-asian="9pt" style:font-name-complex="MyriadPro-Regular" style:font-size-complex="9pt"/>
    </style:style>
    <style:style style:name="P7" style:family="paragraph" style:parent-style-name="Standard">
      <style:paragraph-properties style:text-autospace="none"/>
      <style:text-properties fo:color="#000000" style:font-name="JECETV+MyriadPro-It" fo:font-size="10pt" style:font-name-asian="JECETV+MyriadPro-It" style:font-size-asian="10pt" style:font-name-complex="JECETV+MyriadPro-It" style:font-size-complex="10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fo:color="#000000" style:font-name="JECETV+MyriadPro-It" fo:font-size="9pt" style:font-name-asian="JECETV+MyriadPro-It" style:font-size-asian="9pt" style:font-name-complex="JECETV+MyriadPro-It" style:font-size-complex="9pt"/>
    </style:style>
    <style:style style:name="P9" style:family="paragraph" style:parent-style-name="Standard">
      <style:paragraph-properties style:text-autospace="none"/>
      <style:text-properties fo:color="#000000" style:font-name="JECETV+MyriadPro-It" fo:font-size="9pt" style:font-name-asian="JECETV+MyriadPro-It" style:font-size-asian="9pt" style:font-name-complex="JECETV+MyriadPro-I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ffffff" style:font-name="KRBJHT+MyriadPro-Bold" fo:font-size="14pt" style:font-name-asian="KRBJHT+MyriadPro-Bold" style:font-size-asian="14pt" style:font-name-complex="KRBJHT+MyriadPro-Bold" style:font-size-complex="14pt"/>
    </style:style>
    <style:style style:name="T3" style:family="text">
      <style:text-properties fo:color="#ffffff" style:font-name="KRBJHT+MyriadPro-Bold" fo:font-size="9pt" style:font-name-asian="KRBJHT+MyriadPro-Bold" style:font-size-asian="9pt" style:font-name-complex="KRBJHT+MyriadPro-Bold" style:font-size-complex="9pt"/>
    </style:style>
    <style:style style:name="T4" style:family="text">
      <style:text-properties style:font-name="MyriadPro-Regular" fo:font-size="9pt" style:font-name-asian="MyriadPro-Regular" style:font-size-asian="9pt" style:font-name-complex="MyriadPro-Regular" style:font-size-complex="9pt"/>
    </style:style>
    <style:style style:name="T5" style:family="text">
      <style:text-properties style:font-name="MyriadPro-Regular" style:font-name-asian="MyriadPro-Regular" style:font-name-complex="MyriadPro-Regular"/>
    </style:style>
    <style:style style:name="T6" style:family="text">
      <style:text-properties style:font-name="MyriadPro-Regular" fo:font-size="10pt" style:font-name-asian="MyriadPro-Regular" style:font-size-asian="10pt" style:font-name-complex="MyriadPro-Regular" style:font-size-complex="10pt"/>
    </style:style>
    <style:style style:name="T7" style:family="text">
      <style:text-properties fo:font-size="10pt"/>
    </style:style>
    <style:style style:name="T8" style:family="text">
      <style:text-properties style:font-size-asian="10pt"/>
    </style:style>
    <style:style style:name="T9" style:family="text">
      <style:text-properties style:font-size-complex="10pt"/>
    </style:style>
    <style:style style:name="T10" style:family="text">
      <style:text-properties fo:font-weight="bold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plement an algorithm to determine if a string has all unique characters</text:span><text:span text:style-name="T2">. </text:span><text:span text:style-name="T1">What if you can not use additional data structures?</text:span></text:p>
      <text:p text:style-name="P2"><text:span text:style-name="T1"/></text:p>
      <text:p text:style-name="P1"><text:span text:style-name="T1">Take a boolean array of size of character set size and set all to false. ( to indicate the occurence )</text:span></text:p>
      <text:p text:style-name="P1"><text:span text:style-name="T1">Check on every character whether the index of ASCII is set or not.</text:span></text:p>
      <text:p text:style-name="P1"><text:span text:style-name="T1"><text:tab/>If it is not set then set that bool element to true and continue</text:span></text:p>
      <text:p text:style-name="P1"><text:span text:style-name="T1"><text:tab/>else<text:tab/>return false (because we found an element which has already set to true i.e. Repeating )</text:span></text:p>
      <text:p text:style-name="P1"><text:span text:style-name="T1">After the loop return true because we havent found any character with multiple occurence.</text:span></text:p>
      <text:p text:style-name="P1"><text:span text:style-name="T1"/></text:p>
      <text:p text:style-name="P1"><text:span text:style-name="T1">TC : O(n) <text:tab/>SC : O(n) // depends on character set</text:span></text:p>
      <text:p text:style-name="P1"><text:span text:style-name="T1"/></text:p>
      <text:p text:style-name="P1"><text:span text:style-name="T1">If the array we took is not allowed then we dont have any option except naive approach by taking character by character and check in the whole string for that character.</text:span></text:p>
      <text:p text:style-name="P1"><text:span text:style-name="T1"/></text:p>
      <text:p text:style-name="P1"><text:span text:style-name="T1">TC : O(n^2)<text:tab/>SC : O(1)</text:span></text:p>
      <text:p text:style-name="P1"><text:span text:style-name="T1"/></text:p>
      <text:p text:style-name="P1"><text:span text:style-name="T1">If the string change is allowed then sort the string and check in one scan for the unique characters.</text:span></text:p>
      <text:p text:style-name="P1"><text:span text:style-name="T1"/></text:p>
      <text:p text:style-name="P1"><text:span text:style-name="T1">TC : O(nlogn)<text:tab/>SC : O(depends on sorting algo.)</text:span></text:p>
      <text:p text:style-name="P1"><text:span text:style-name="T1"/></text:p>
      <text:p text:style-name="P2"><text:span text:style-name="T1"/></text:p>
      <text:p text:style-name="P2"><text:span text:style-name="T1">Write code to reverse a C-Style String.</text:span></text:p>
      <text:p text:style-name="P1"><text:span text:style-name="T1">Two poinrter strategy and swap the character till middle.</text:span></text:p>
      <text:p text:style-name="P1"><text:span text:style-name="T1"/></text:p>
      <text:p text:style-name="P1"><text:span text:style-name="T1">TC : O(n) <text:tab/>SC : O(1)</text:span></text:p>
      <text:p text:style-name="P1"><text:span text:style-name="T1"/></text:p>
      <text:p text:style-name="P2"><text:span text:style-name="T1">Design an algorithm and write code to remove the duplicate characters in a string without using any additional buffer.</text:span></text:p>
      <text:p text:style-name="P2"><text:span text:style-name="T1"/></text:p>
      <text:p text:style-name="P1"><text:span text:style-name="T1">If additional array is not allowed then we have no option than naive.</text:span></text:p>
      <text:p text:style-name="P1"><text:span text:style-name="T1">TC : O(n^2) <text:tab/>SC : O(1)</text:span></text:p>
      <text:p text:style-name="P8"><text:span text:style-name="T6"/></text:p>
      <text:p text:style-name="P8"><text:span text:style-name="T6">With additional memory</text:span></text:p>
      <text:p text:style-name="P8"><text:span text:style-name="T6">Take an additional bool array which has the size same as character set. Set all to false.</text:span></text:p>
      <text:p text:style-name="P8"><text:span text:style-name="T6">On first scan set the index at ASCII to true. </text:span></text:p>
      <text:p text:style-name="P8"><text:span text:style-name="T6">On second scan, check the element at index as ASCII.</text:span></text:p>
      <text:p text:style-name="P8"><text:span text:style-name="T6"><text:tab/>If it is true then print it and set it to false.</text:span></text:p>
      <text:p text:style-name="P8"><text:span text:style-name="T6"><text:tab/>Else<text:tab/>continue</text:span></text:p>
      <text:p text:style-name="P8"><text:span text:style-name="T6">TC : O(n)<text:tab/>SC : O(n) // depends on character set</text:span></text:p>
      <text:p text:style-name="P8"><text:span text:style-name="T6"/></text:p>
      <text:p text:style-name="P2"><text:span text:style-name="T1">Write a method to decide if two strings are anagrams or not.</text:span></text:p>
      <text:p text:style-name="P7"><text:span text:style-name="T4"/></text:p>
      <text:p text:style-name="P9">Solution #1: Sort the strings</text:p>
      <text:p text:style-name="P9">Solution #2: Check if the two strings have identical counts for each unique char.</text:p>
      <text:p text:style-name="P9"><text:span text:style-name="T5"><text:tab/>Increment the count for the scan of first string.</text:span></text:p>
      <text:p text:style-name="P9"><text:span text:style-name="T5"><text:tab/>Decrement the count for the scan of second string.</text:span></text:p>
      <text:p text:style-name="P9"><text:span text:style-name="T5"><text:tab/><text:tab/>Return false if that count goes negative </text:span></text:p>
      <text:p text:style-name="P9"><text:span text:style-name="T5"><text:tab/>After the loop check count array if there is any element which has some count. </text:span></text:p>
      <text:p text:style-name="P9"><text:span text:style-name="T5"><text:tab/>If it is then return false otherwise return true.</text:span></text:p>
      <text:p text:style-name="P9"><text:span text:style-name="T5"/></text:p>
      <text:p text:style-name="P3"><text:span text:style-name="T1">Write a method to replace all spaces in a string with ‘%20'.</text:span></text:p>
      <text:p text:style-name="P1"><text:span text:style-name="T1"/></text:p>
      <text:p text:style-name="P1"><text:span text:style-name="T1">Initialize the index i=-1.</text:span></text:p>
      <text:p text:style-name="P1"><text:span text:style-name="T1">Check the element at (i+1)</text:span></text:p>
      <text:p text:style-name="P1"><text:span text:style-name="T1"><text:tab/>If it is NULL then set NULL</text:span></text:p>
      <text:p text:style-name="P1"><text:span text:style-name="T1"><text:tab/>else if it is ' ' then replace it by %20 and increment index</text:span></text:p>
      <text:p text:style-name="P1"><text:span text:style-name="T1"><text:tab/>else<text:tab/>increment index ( for other characters)</text:span></text:p>
      <text:p text:style-name="P1"><text:span text:style-name="T1"/></text:p>
      <text:p text:style-name="P1"><text:span text:style-name="T1">TC : O(n) // in one scan<text:tab/>SC : O(1)</text:span></text:p>
      <text:p text:style-name="P1"><text:span text:style-name="T1"/></text:p>
      <text:p text:style-name="P2"><text:span text:style-name="T1">Given an image represented by an NxN matrix, where each pixel in the image is 4 bytes, write a method to rotate the image by 90 degrees. Can you do this in place?</text:span></text:p>
      <text:p text:style-name="P1"><text:span text:style-name="T1"/></text:p>
      <text:p text:style-name="P1"><text:span text:style-name="T1">In the geeks &gt; array part</text:span></text:p>
      <text:p text:style-name="P1"><text:span text:style-name="T1"/></text:p>
      <text:p text:style-name="P2"><text:span text:style-name="T1">Write an algorithm such that if an element in an MxN matrix is 0, its entire row and column is set to 0.</text:span></text:p>
      <text:p text:style-name="P4"><text:soft-page-break/><text:span text:style-name="T1">In geeks &gt; array section</text:span></text:p>
      <text:p text:style-name="P4"><text:span text:style-name="T1"/></text:p>
      <text:p text:style-name="P4"><text:span text:style-name="T1"/></text:p>
      <text:p text:style-name="P2"><text:span text:style-name="T1">Assume you have a method isSubstring which checks if one word is a substring of another. Given two strings, s1 and s2, write code to check if s2 is a rotation of s1 using only one call to isSubstring (i</text:span><text:span text:style-name="T2">.</text:span><text:span text:style-name="T1">e</text:span><text:span text:style-name="T2">.</text:span><text:span text:style-name="T1">, “waterbottle” is a rotation of “erbottlewat”)</text:span></text:p>
      <text:p text:style-name="P2"><text:span text:style-name="T1"/></text:p>
      <text:p text:style-name="P4"><text:span text:style-name="T1">1</text:span><text:span text:style-name="T2">. </text:span><text:span text:style-name="T1">Check if length(s1) == length(s2)</text:span><text:span text:style-name="T2">. </text:span><text:span text:style-name="T1">If not, return false</text:span><text:span text:style-name="T2">.</text:span></text:p>
      <text:p text:style-name="P1"><text:span text:style-name="T1">2</text:span><text:span text:style-name="T2">. </text:span><text:span text:style-name="T1">Else, concatenate s1 with itself and see whether s2 is substring of the result</text:span><text:span text:style-name="T2">.</text:span></text:p>
      <text:p text:style-name="P5"><text:tab/>input: s1 = apple, s2 = pleap ==&gt; apple is a substring of pleappleap</text:p>
      <text:p text:style-name="P6"><text:tab/>input: s1 = apple, s2 = ppale ==&gt; apple is not a substring of ppaleppale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KRBJHT+MyriadPro-Bold" svg:font-family="KRBJHT+MyriadPro-Bold"/>
    <style:font-face style:name="JECETV+MyriadPro-It" svg:font-family="JECETV+MyriadPro-It" style:font-family-generic="swiss"/>
    <style:font-face style:name="MyriadPro-Regular" svg:font-family="MyriadPro-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27T18:39:24</meta:creation-date>
    <dc:date>2012-11-27T19:19:13</dc:date>
    <dc:creator>Tejas </dc:creator>
    <meta:editing-duration>PT00H39M50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2" meta:paragraph-count="48" meta:word-count="610" meta:character-count="3145"/>
  </office:meta>
</office:document-meta>
</file>